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text-position="super 63.6%"/>
    </style:style>
  </office:automatic-styles>
  <office:body>
    <office:text text:use-soft-page-breaks="true">
      <text:p text:style-name="P1">Start</text:p>
      <text:p text:style-name="Standaard">Dit is een verhaal waar in je keuzes kunt maken, hierdoor verloopt het verhaal steeds anders. Probeer maar eens.</text:p>
      <text:p text:style-name="Standaard"/>
      <text:p text:style-name="Standaard">Stukje 1</text:p>
      <text:p text:style-name="Standaard">Je bent lekker met je vrienden buiten aan het spelen tot dat er een flinke storm aan komt. Je wilt<text:s/>eigenlijk gaan kijken wat er aan de hand is maar je vrienden willen, dat je wat anders doet.</text:p>
      <text:p text:style-name="Standaard">A je gaat naar huis = stukje 2</text:p>
      <text:p text:style-name="Standaard">B je blijft buiten spelen = stukje 3</text:p>
      <text:p text:style-name="Standaard">C je gaat op de storm af = stukje 8</text:p>
      <text:p text:style-name="Standaard"/>
      <text:p text:style-name="Standaard">Stukje 2 einde 1</text:p>
      <text:p text:style-name="Standaard">Je bent naar binnen gegaan en binnen is het veilig, daarom is dit het eind.</text:p>
      <text:p text:style-name="Standaard"/>
      <text:p text:style-name="Standaard">Stukje 3</text:p>
      <text:p text:style-name="Standaard">Het buiten spelen bevalt wel, maar er komt iemand naar je toe. Je ziet een tak leggen.</text:p>
      <text:p text:style-name="Standaard">A je pakt de tak op = stukje 4</text:p>
      <text:p text:style-name="Standaard">B je speelt veder = stukje 9</text:p>
      <text:p text:style-name="Standaard"/>
      <text:p text:style-name="Standaard">Stukje 4</text:p>
      <text:p text:style-name="Standaard">gaat in gevecht houding staan en kijkt wat er<text:s/>gebeurt. De gedaante komt steeds dichter bij en op eens hoor je <text:s/>je naam. de stem die je naam zei zegt ik moet je iets belangrijks zeggen. Je hoort hem aan en je komt er achter dat, hij je twee keuzes geeft</text:p>
      <text:p text:style-name="Standaard">A keuze 1 je gaat met hem mee. De strijd aan tegen het kwaad = stukje 5</text:p>
      <text:p text:style-name="Standaard">B keuze 2 je gaat naar zijn schuilplaats waar het veilig is<text:s/>stukje 19</text:p>
      <text:p text:style-name="Standaard"/>
      <text:p text:style-name="Standaard">Stukje 5</text:p>
      <text:p text:style-name="Standaard">Je ziet dat de gedaante een elf is en je vraagt hem waarom hij naar jou kwam, want hij kon naar heel veel andere mensen gaan. De elf zei, Mijn naam is mees en Je bent een van de 100 mensen op de wereld met het puurste hard.</text:p>
      <text:p text:style-name="Standaard">A je gelooft hem = stukje 6</text:p>
      <text:p text:style-name="Standaard">B je gelooft hem niet = stukje 13</text:p>
      <text:p text:style-name="Standaard"/>
      <text:p text:style-name="Standaard"/>
      <text:soft-page-break/>
      <text:p text:style-name="Standaard">Stukje 6</text:p>
      <text:p text:style-name="Standaard">je vraagt hoe gaan we ten strijd. Mees zei we proberen alle 100 mensen met het puurste hard naar het strijd velt te halen. Per 25 mensen met het puurste hard komt er een speciale kracht vrij, die de duivel kan weg vegen en iedereen heeft zijn eigen afzonderlijke kracht.</text:p>
      <text:p text:style-name="Standaard">A je vraagt naar jouw super kracht = stukje 7</text:p>
      <text:p text:style-name="Standaard">B jullie zijn bijna bij het strijd veld = stukje 15</text:p>
      <text:p text:style-name="Standaard"/>
      <text:p text:style-name="Standaard">Stukje 7</text:p>
      <text:p text:style-name="Standaard">je hebt de kracht:</text:p>
      <text:p text:style-name="Standaard">A vuur = stukje<text:s/>17</text:p>
      <text:p text:style-name="Standaard">B elektriciteit<text:s/><text:s/>= stukje 18</text:p>
      <text:p text:style-name="Standaard"/>
      <text:p text:style-name="Standaard">Stukje 8</text:p>
      <text:p text:style-name="Standaard">De storm woekert heel erg maar, dat houd jou niet tegen je bent in het midden van de storm en je ziet een gedaante die jouw probeert aan te vallen. Je ziet dat een elf je te hulp schiet. Jullie vechten samen tegen de gedaante. Het gevecht is bestreden en de elf zegt dat hij mees heet.</text:p>
      <text:p text:style-name="Standaard">A Je ontdekt dat je een geheime kracht hebt = stukje 7</text:p>
      <text:p text:style-name="Standaard">B je vecht met een zwaard = stukje 16</text:p>
      <text:p text:style-name="Standaard"/>
      <text:p text:style-name="Standaard">Stukje 9</text:p>
      <text:p text:style-name="Standaard">Jij en je vrienden zijn nog steeds lekker aan het spelen, maar de storm wordt steeds erger. Op eens wordt je omsingelt door monsters maar jullie zien een opening wat gaan jullie doen.</text:p>
      <text:p text:style-name="Standaard">A jullie glippen door de opening en gaan naar huis = stukje 2</text:p>
      <text:p text:style-name="Standaard">B jullie gaan de strijdt aan = stukje 10</text:p>
      <text:p text:style-name="Standaard"/>
      <text:p text:style-name="Standaard">Stukje 10</text:p>
      <text:p text:style-name="Standaard">Jij en je<text:s/>vrienden gaan de strijdt aan met de monsters, je ontdekt dat je een speciale kracht hebt</text:p>
      <text:p text:style-name="Standaard">A je gebruikt de kracht = stukje 11</text:p>
      <text:p text:style-name="Standaard">B je houd de kracht geheim = stukje 12</text:p>
      <text:p text:style-name="Standaard"/>
      <text:p text:style-name="Standaard"/>
      <text:p text:style-name="Standaard"/>
      <text:p text:style-name="Standaard"/>
      <text:p text:style-name="Standaard"/>
      <text:soft-page-break/>
      <text:p text:style-name="Standaard">Stukje 11</text:p>
      <text:p text:style-name="Standaard">Het zijn zoveel monsters dat jullie niet meer weten waar jullie moeten beginnen, maar dan komt er hulp uit de lucht. Het is een elf die te hulp schiet en zijn naam is mees.</text:p>
      <text:p text:style-name="Standaard">A je ontdek welke kracht je hebt = stukje 7</text:p>
      <text:p text:style-name="Standaard"/>
      <text:p text:style-name="Standaard">Stukje 12</text:p>
      <text:p text:style-name="Standaard">Je doet er alles aan om de monsters te bestrijden, maar je ontdekt dat de monsters te krachtig zijn. Je<text:s/>moet je geheime kracht toch gebruiken</text:p>
      <text:p text:style-name="Standaard">Stukje 7</text:p>
      <text:p text:style-name="Standaard"/>
      <text:p text:style-name="Standaard">Stukje 13</text:p>
      <text:p text:style-name="Standaard">Je gelooft de elf niet. De elf wilt het uitleggen.</text:p>
      <text:p text:style-name="Standaard">A ik luister naar hem = stukje 14</text:p>
      <text:p text:style-name="Standaard">B ik gaat naar huis = stukje 2</text:p>
      <text:p text:style-name="Standaard"/>
      <text:p text:style-name="Standaard">Stukje 14</text:p>
      <text:p text:style-name="Standaard">Hij zegt dat <text:s/>er een verhaal gaat van 100 mensen die de strijd aangaan met het kwaad en dat waren allemaal mensen met het puurste hart. Ze hebben met ons samen een gevecht gehad tegen het kwaad. Het was het zwaarste gevecht wat we ooit hebben gehad. Maar blijkbaar hebben we het kwaad nog niet helemaal verdreven.</text:p>
      <text:p text:style-name="Standaard">A je geloofd hem nu wel stukje 15</text:p>
      <text:p text:style-name="Standaard">B je gaat als nog naar huis = stukje 2</text:p>
      <text:p text:style-name="Standaard"/>
      <text:p text:style-name="Standaard">Stukje 15</text:p>
      <text:p text:style-name="Standaard">Jullie zijn nu bij het strijd veld en jullie gaan het gevecht aan maar je ontdekt dat je een geheime kracht hebt waar mee je de strijd aan kan gaan</text:p>
      <text:p text:style-name="Standaard">Je gebruikt je kracht = stukje 7</text:p>
      <text:p text:style-name="Standaard">Je<text:s/>gebruikt je kracht niet = stukje 16</text:p>
      <text:p text:style-name="Standaard"/>
      <text:p text:style-name="Standaard">Stukje 16 <text:s/>2<text:span text:style-name="T2">de</text:span><text:s/>eind</text:p>
      <text:p text:style-name="Standaard">Je bent te vermoeit om veder te vechten. je probeert nog van alles te doen ,maar het is te laat. Je bent dood.</text:p>
      <text:p text:style-name="Standaard"/>
      <text:p text:style-name="Standaard"/>
      <text:p text:style-name="Standaard"/>
      <text:soft-page-break/>
      <text:p text:style-name="Standaard">Stukje 17</text:p>
      <text:p text:style-name="Standaard">De kracht vuur is een behoorlijke sterke kracht en door om, ook moeilijk te bestuderen.<text:s/>Je hebt de kracht nog niet onder controle</text:p>
      <text:p text:style-name="Standaard">A je kan naar mees zijn schuilplaats en daar veder oefenen = stukje 19</text:p>
      <text:p text:style-name="Standaard">B je gaat ten strijd = stukje 16</text:p>
      <text:p text:style-name="Standaard"/>
      <text:p text:style-name="Standaard">Stukje 18</text:p>
      <text:p text:style-name="Standaard">Je hebt de kracht elektriciteit dit is een sterke kracht wat redelijk hand baar is. Je bent snel gewend aan de kracht dus je bent helemaal klaar voor het gevecht, maar de voorbereiding is slecht</text:p>
      <text:p text:style-name="Standaard">A je gaan de andere 99 mensen verzamelen = stukje 19</text:p>
      <text:p text:style-name="Standaard">B je bent klaar om het gevecht aan te gaan. = stukje 21</text:p>
      <text:p text:style-name="Standaard"/>
      <text:p text:style-name="Standaard">Stukje 19 je bent bij zijn schuilplaats gearriveerd, maar het gevaar wordt steeds dreigender. Mees zegt: je kunt hier niet meer schuilen. Je bent aan het denken. Wat moet ik nu doen. Je hebt 2 opties in je hoofd</text:p>
      <text:p text:style-name="Standaard">A Ik ga helpen om de juiste mensen te vinden = stukje 20</text:p>
      <text:p text:style-name="Standaard">B je gaat<text:s/>testrijd<text:s/>en kan een kracht kiezen = stukje 7</text:p>
      <text:p text:style-name="Standaard"/>
      <text:p text:style-name="Standaard">Stukje 20 einde</text:p>
      <text:p text:style-name="Standaard">We hebben nu genoeg mensen gevonden. we kunnen strijd voeren tegen het kwaad. het is een vermoeiende strijdt, maar uiteindelijk hebben we toch gewonnen om dat we 4 verschillend krachten hebben door de 100 mensen. Die krachten zijn zo sterk dat het<text:s/>kwaad<text:s/>niet te<text:s/>dicht in de buurt kon komen.<text:s/>Nu dat het kwaad verslagen is kunnen we weer lang en gelukkig leven.</text:p>
      <text:p text:style-name="Standaard"/>
      <text:p text:style-name="Standaard">Stukje 21</text:p>
      <text:p text:style-name="Standaard">Je bent midden in het gevecht, maar je merkt dat het niet lekker gaat. Je bent met iemand in gevecht en je moet hem ontwijken</text:p>
      <text:p text:style-name="Standaard">je stapt naar<text:s/>rechts<text:s/>= stukje 16</text:p>
      <text:p text:style-name="Standaard">je<text:s/>stapt naar links = stukje 22</text:p>
      <text:p text:style-name="Standaard"/>
      <text:p text:style-name="Standaard">stukje 22 einde</text:p>
      <text:p text:style-name="Standaard">je hebt hem kunnen ontwijken. Je merkt dat je krachtiger wordt, dit komt omdat er steeds meer mensen aansluiten hierdoor wordt je sterker. Stukje bij beetje worden de vijanden verslagen, totdat iedereen verslagen is. Je hebt gewonnen!!</text:p>
      <text:p text:style-name="Standaard"/>
      <text:p text:style-name="Standaard"><text:s/></text:p>
      <text:soft-page-break/>
      <text:p text:style-name="Standaard">Einde<text:s/></text:p>
      <text:p text:style-name="Standaard">Dit is het verhaal. Wil je opnieuw spelen?</text:p>
      <text:p text:style-name="Standaard">Ja</text:p>
      <text:p text:style-name="Standaard">nee</text:p>
      <text:p text:style-name="Standaard"/>
      <text:p text:style-name="Standaard"/>
      <text:p text:style-name="Standa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nnis ton</meta:initial-creator>
    <dc:creator>dennis ton</dc:creator>
    <meta:creation-date>2023-10-06T12:52:00Z</meta:creation-date>
    <dc:date>2023-10-31T08:51:00Z</dc:date>
    <meta:template xlink:href="Normal.dotm" xlink:type="simple"/>
    <meta:editing-cycles>11</meta:editing-cycles>
    <meta:editing-duration>PT28080S</meta:editing-duration>
    <meta:document-statistic meta:page-count="5" meta:paragraph-count="11" meta:word-count="887" meta:character-count="5759" meta:row-count="40" meta:non-whitespace-character-count="4883"/>
  </office:meta>
</office:document-meta>
</file>